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17.5pt" style:font-size-complex="20pt"/>
    </style:style>
    <style:style style:name="P2" style:family="paragraph" style:parent-style-name="Standard">
      <style:text-properties fo:font-size="12pt" style:font-size-asian="10.5pt" style:font-size-complex="12pt"/>
    </style:style>
    <style:style style:name="T1" style:family="text">
      <style:text-properties officeooo:rsid="0017e4c1"/>
    </style:style>
    <style:style style:name="T2" style:family="text">
      <style:text-properties officeooo:rsid="0017e4c1" fo:background-color="#ffff00" loext:char-shading-value="0"/>
    </style:style>
    <style:style style:name="T3" style:family="text">
      <style:text-properties officeooo:rsid="0017e4c1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3"/><text:span text:style-name="T3">Assignment 4</text:span></text:p>
      <text:p text:style-name="P2">Q1. Write a c program to check whether character is uppercase or lowercase.</text:p>
      <text:p text:style-name="P2">Ans:-</text:p>
      <text:p text:style-name="P2">#include &lt;stdio.h&gt;</text:p>
      <text:p text:style-name="P2"/>
      <text:p text:style-name="P2">int main() {</text:p>
      <text:p text:style-name="P2"><text:s text:c="4"/>char ch;</text:p>
      <text:p text:style-name="P2"/>
      <text:p text:style-name="P2"><text:s text:c="3"/></text:p>
      <text:p text:style-name="P2"><text:s text:c="4"/>printf("Enter a character: ");</text:p>
      <text:p text:style-name="P2"><text:s text:c="4"/>scanf(" %c", &amp;ch);</text:p>
      <text:p text:style-name="P2"/>
      <text:p text:style-name="P2"><text:s text:c="2"/></text:p>
      <text:p text:style-name="P2"><text:s text:c="4"/>if (ch &gt;= 'A' &amp;&amp; ch &lt;= 'Z') </text:p>
      <text:p text:style-name="P2"><text:s text:c="4"/>{</text:p>
      <text:p text:style-name="P2"><text:s text:c="8"/>printf("'%c' is uppercase.\n", ch);</text:p>
      <text:p text:style-name="P2"><text:s text:c="4"/>}</text:p>
      <text:p text:style-name="P2"><text:s text:c="3"/>else</text:p>
      <text:p text:style-name="P2"><text:s text:c="5"/>{</text:p>
      <text:p text:style-name="P2"><text:s text:c="8"/>printf("'%c' is lowercase.\n", ch);</text:p>
      <text:p text:style-name="P2"><text:s text:c="5"/>}</text:p>
      <text:p text:style-name="P2"><text:s text:c="3"/></text:p>
      <text:p text:style-name="P2"/>
      <text:p text:style-name="P2"><text:s text:c="4"/>return 0;</text:p>
      <text:p text:style-name="P2">}</text:p>
      <text:p text:style-name="P2"><text:s/></text:p>
      <text:p text:style-name="P2">Output:-1.Enter a character: A</text:p>
      <text:p text:style-name="P2"><text:s text:c="8"/>A is Uppercase.</text:p>
      <text:p text:style-name="P2"><text:s text:c="8"/>2.Enter a character: c</text:p>
      <text:p text:style-name="P2"><text:s text:c="8"/>c is lowercas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2.Write a c program to input week number and print the week day.</text:p>
      <text:p text:style-name="P2">Ans.</text:p>
      <text:p text:style-name="P2">#include &lt;stdio.h&gt;</text:p>
      <text:p text:style-name="P2"/>
      <text:p text:style-name="P2">int main() {</text:p>
      <text:p text:style-name="P2"><text:s text:c="4"/>int weekNumber;</text:p>
      <text:p text:style-name="P2"/>
      <text:p text:style-name="P2"><text:s text:c="4"/></text:p>
      <text:p text:style-name="P2"><text:s text:c="4"/>printf("Enter week number (1-7): ");</text:p>
      <text:p text:style-name="P2"><text:s text:c="4"/>scanf("%d", &amp;weekNumber);</text:p>
      <text:p text:style-name="P2"/>
      <text:p text:style-name="P2"><text:s text:c="3"/></text:p>
      <text:p text:style-name="P2"><text:s text:c="4"/>switch (weekNumber) {</text:p>
      <text:p text:style-name="P2"><text:s text:c="8"/>case 1:</text:p>
      <text:p text:style-name="P2"><text:s text:c="12"/>printf("Week %d: Sunday\n", weekNumber);</text:p>
      <text:p text:style-name="P2"><text:s text:c="12"/>break;</text:p>
      <text:p text:style-name="P2"><text:s text:c="8"/>case 2:</text:p>
      <text:p text:style-name="P2"><text:s text:c="12"/>printf("Week %d: Monday\n", weekNumber);</text:p>
      <text:p text:style-name="P2"><text:s text:c="12"/>break;</text:p>
      <text:p text:style-name="P2"><text:s text:c="8"/>case 3:</text:p>
      <text:p text:style-name="P2"><text:s text:c="12"/>printf("Week %d: Tuesday\n", weekNumber);</text:p>
      <text:p text:style-name="P2"><text:s text:c="12"/>break;</text:p>
      <text:p text:style-name="P2"><text:s text:c="8"/>case 4:</text:p>
      <text:p text:style-name="P2"><text:s text:c="12"/>printf("Week %d: Wednesday\n", weekNumber);</text:p>
      <text:p text:style-name="P2"><text:s text:c="12"/>break;</text:p>
      <text:p text:style-name="P2"><text:s text:c="7"/>case 5:</text:p>
      <text:p text:style-name="P2"><text:s text:c="12"/>printf("Week %d: Thursday\n", weekNumber);</text:p>
      <text:p text:style-name="P2"><text:s text:c="12"/>break;</text:p>
      <text:p text:style-name="P2"><text:s text:c="8"/>case 6:</text:p>
      <text:p text:style-name="P2"><text:s text:c="12"/>printf("Week %d: Friday\n", weekNumber);</text:p>
      <text:p text:style-name="P2"><text:s text:c="12"/>break;</text:p>
      <text:p text:style-name="P2"><text:s text:c="8"/>case 7:</text:p>
      <text:p text:style-name="P2"><text:s text:c="12"/>printf("Week %d: Saturday\n", weekNumber);</text:p>
      <text:p text:style-name="P2"><text:s text:c="12"/>break;</text:p>
      <text:p text:style-name="P2"><text:s text:c="8"/>default:</text:p>
      <text:p text:style-name="P2"><text:s text:c="12"/>printf("Invalid week number. Please enter a number between 1 and 7.\n");</text:p>
      <text:p text:style-name="P2"><text:s text:c="4"/>}</text:p>
      <text:p text:style-name="P2"/>
      <text:p text:style-name="P2"><text:s text:c="4"/>return 0;</text:p>
      <text:p text:style-name="P2">}</text:p>
      <text:p text:style-name="P2"/>
      <text:p text:style-name="P2">Output:-</text:p>
      <text:p text:style-name="P2"><text:s text:c="7"/>Enter week number(1-7): 4</text:p>
      <text:p text:style-name="P2"><text:s text:c="7"/>week 4: Wednesday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3.Write a c program to input electricity unit charges and calculate total electricity bill according to given condition:</text:p>
      <text:p text:style-name="P2"><text:s text:c="4"/>a. For 1st 50 units, Rs. 0.50/unit</text:p>
      <text:p text:style-name="P2"><text:s text:c="4"/>b.For next 100 units, Rs.0.75/unit</text:p>
      <text:p text:style-name="P2"><text:s text:c="4"/>c.For next 100 units, Rs.1.20/unit</text:p>
      <text:p text:style-name="P2"><text:s text:c="4"/>d.For unit above 250, Rs. 1.50/unit</text:p>
      <text:p text:style-name="P2"><text:s text:c="4"/>Ab additional surcharge of 20% is added to the bill</text:p>
      <text:p text:style-name="P2">Ans:-</text:p>
      <text:p text:style-name="P2">#include &lt;stdio.h&gt;</text:p>
      <text:p text:style-name="P2"/>
      <text:p text:style-name="P2">int main() </text:p>
      <text:p text:style-name="P2">{</text:p>
      <text:p text:style-name="P2"><text:s text:c="4"/>float units, totalBill = 0.0, surcharge = 0.0;</text:p>
      <text:p text:style-name="P2"/>
      <text:p text:style-name="P2"><text:s text:c="4"/></text:p>
      <text:p text:style-name="P2"><text:s text:c="4"/>printf("Enter electricity units consumed: ");</text:p>
      <text:p text:style-name="P2"><text:s text:c="4"/>scanf("%f", &amp;units);</text:p>
      <text:p text:style-name="P2"/>
      <text:p text:style-name="P2"><text:s text:c="3"/></text:p>
      <text:p text:style-name="P2"><text:s text:c="4"/>if (units &lt;= 50) </text:p>
      <text:p text:style-name="P2"><text:s text:c="7"/>{</text:p>
      <text:p text:style-name="P2"><text:s text:c="8"/>totalBill = units * 0.50;</text:p>
      <text:p text:style-name="P2"><text:s text:c="7"/>} </text:p>
      <text:p text:style-name="P2"><text:s text:c="6"/>else if (units &gt; 50 &amp;&amp; units &lt;= 150) </text:p>
      <text:p text:style-name="P2"><text:s text:c="8"/>{</text:p>
      <text:p text:style-name="P2"><text:s text:c="9"/>totalBill = 50 * 0.50 + (units - 50) * 0.75;</text:p>
      <text:p text:style-name="P2"><text:s text:c="9"/>} </text:p>
      <text:p text:style-name="P2"><text:s text:c="7"/>else if (units &gt; 150 &amp;&amp; units &lt;= 250) </text:p>
      <text:p text:style-name="P2"><text:s text:c="9"/>{</text:p>
      <text:p text:style-name="P2"><text:s text:c="8"/>totalBill = 50 * 0.50 + 100 * 0.75 + (units - 150) * 1.20;</text:p>
      <text:p text:style-name="P2"><text:s text:c="9"/>} </text:p>
      <text:p text:style-name="P2"><text:s text:c="8"/>else </text:p>
      <text:p text:style-name="P2"><text:s text:c="6"/>{</text:p>
      <text:p text:style-name="P2"><text:s text:c="8"/>totalBill = 50 * 0.50 + 100 * 0.75 + 100 * 1.20 + (units - 250) * 1.50;</text:p>
      <text:p text:style-name="P2"><text:s text:c="4"/>}</text:p>
      <text:p text:style-name="P2"/>
      <text:p text:style-name="P2"><text:s text:c="4"/>// Calculate surcharge (20% of total bill)</text:p>
      <text:p text:style-name="P2"><text:s text:c="4"/>surcharge = 0.20 * totalBill;</text:p>
      <text:p text:style-name="P2"/>
      <text:p text:style-name="P2"><text:s text:c="3"/></text:p>
      <text:p text:style-name="P2"><text:s text:c="4"/>totalBill += surcharge;</text:p>
      <text:p text:style-name="P2"/>
      <text:p text:style-name="P2"><text:s text:c="2"/></text:p>
      <text:p text:style-name="P2"><text:s text:c="4"/>printf("Total electricity bill including 20%% surcharge: Rs. %.2f\n", totalBill);</text:p>
      <text:p text:style-name="P2"/>
      <text:p text:style-name="P2"><text:s text:c="4"/>return 0;</text:p>
      <text:p text:style-name="P2">}</text:p>
      <text:p text:style-name="P2">Output:- Enter electricity units consumed: 50</text:p>
      <text:p text:style-name="P2"><text:s text:c="9"/>Total electricity bill including 20% surcharge: Rs. 30.00</text:p>
      <text:p text:style-name="P2"/>
      <text:p text:style-name="P2"/>
      <text:p text:style-name="P2"/>
      <text:p text:style-name="P2"><text:soft-page-break/>Q4. Write a c program, to find first and last digit using loop.</text:p>
      <text:p text:style-name="P2">Ans:-</text:p>
      <text:p text:style-name="P2"><text:s text:c="4"/>#include &lt;stdio.h&gt;</text:p>
      <text:p text:style-name="P2"/>
      <text:p text:style-name="P2">int main() </text:p>
      <text:p text:style-name="P2">{</text:p>
      <text:p text:style-name="P2"><text:s text:c="4"/>int number, firstDigit, lastDigit;</text:p>
      <text:p text:style-name="P2"><text:s text:c="4"/></text:p>
      <text:p text:style-name="P2"><text:s text:c="3"/></text:p>
      <text:p text:style-name="P2"><text:s text:c="4"/>printf("Enter a number: ");</text:p>
      <text:p text:style-name="P2"><text:s text:c="4"/>scanf("%d", &amp;number);</text:p>
      <text:p text:style-name="P2"><text:s text:c="4"/></text:p>
      <text:p text:style-name="P2"><text:s text:c="4"/></text:p>
      <text:p text:style-name="P2"><text:s text:c="4"/>lastDigit = number % 10;</text:p>
      <text:p text:style-name="P2"><text:s text:c="4"/></text:p>
      <text:p text:style-name="P2"><text:s text:c="4"/></text:p>
      <text:p text:style-name="P2"><text:s text:c="4"/>while (number &gt;= 10) </text:p>
      <text:p text:style-name="P2"><text:s text:c="4"/>{</text:p>
      <text:p text:style-name="P2"><text:s text:c="8"/>number /= 10; // Remove the last digit</text:p>
      <text:p text:style-name="P2"><text:s text:c="4"/>}</text:p>
      <text:p text:style-name="P2"><text:s text:c="4"/>firstDigit = number; // The remaining number is the first digit</text:p>
      <text:p text:style-name="P2"><text:s text:c="4"/></text:p>
      <text:p text:style-name="P2"><text:s text:c="3"/></text:p>
      <text:p text:style-name="P2"><text:s text:c="4"/>printf("First digit: %d\n", firstDigit);</text:p>
      <text:p text:style-name="P2"><text:s text:c="4"/>printf("Last digit: %d\n", lastDigit);</text:p>
      <text:p text:style-name="P2"/>
      <text:p text:style-name="P2"><text:s text:c="4"/>return 0;</text:p>
      <text:p text:style-name="P2">}</text:p>
      <text:p text:style-name="P2">Output:- </text:p>
      <text:p text:style-name="P2">Enter a number:3457</text:p>
      <text:p text:style-name="P2">First digit: 3</text:p>
      <text:p text:style-name="P2">Last digit: 7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5.Write a c program to convert temperature from Celsius to Fahrenheit.</text:p>
      <text:p text:style-name="P2">Ans:-</text:p>
      <text:p text:style-name="P2">#include &lt;stdio.h&gt;</text:p>
      <text:p text:style-name="P2"/>
      <text:p text:style-name="P2">int main() {</text:p>
      <text:p text:style-name="P2"><text:s text:c="4"/>float celsius, fahrenheit;</text:p>
      <text:p text:style-name="P2"/>
      <text:p text:style-name="P2"><text:s text:c="4"/></text:p>
      <text:p text:style-name="P2"><text:s text:c="4"/>printf("Enter temperature in Celsius: ");</text:p>
      <text:p text:style-name="P2"><text:s text:c="4"/>scanf("%f", &amp;celsius);</text:p>
      <text:p text:style-name="P2"/>
      <text:p text:style-name="P2"><text:s text:c="4"/>// Convert Celsius to Fahrenheit using the formula: F = (C * 9/5) + 32</text:p>
      <text:p text:style-name="P2"><text:s text:c="4"/>fahrenheit = (celsius * 9 / 5) + 32;</text:p>
      <text:p text:style-name="P2"/>
      <text:p text:style-name="P2"><text:s text:c="2"/>printf("%.2f Celsius is equal to %.2f Fahrenheit.\n", celsius, fahrenheit);</text:p>
      <text:p text:style-name="P2"/>
      <text:p text:style-name="P2"><text:s text:c="4"/>return 0;</text:p>
      <text:p text:style-name="P2">}</text:p>
      <text:p text:style-name="P2">Output:-</text:p>
      <text:p text:style-name="P2">Enter temperature in Celsius: 42</text:p>
      <text:p text:style-name="P2">42.00 Celsius is equal to 107.60 Fahrenhei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20:49:16.027081424</meta:creation-date>
    <dc:date>2024-06-30T21:03:33.465607650</dc:date>
    <meta:editing-duration>PT14M1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5" meta:paragraph-count="152" meta:word-count="522" meta:character-count="3798" meta:non-whitespace-character-count="2680"/>
  </office:meta>
</office:document-meta>
</file>